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5.009cm" style:rel-column-width="57858*"/>
    </style:style>
    <style:style style:name="Taula1.B" style:family="table-column">
      <style:table-column-properties style:column-width="1.991cm" style:rel-column-width="7677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9a1bd"/>
    </style:style>
    <style:style style:name="P2" style:family="paragraph" style:parent-style-name="Standard">
      <style:paragraph-properties fo:break-before="page"/>
      <style:text-properties officeooo:rsid="00169eea" officeooo:paragraph-rsid="0009a1bd"/>
    </style:style>
    <style:style style:name="P3" style:family="paragraph" style:parent-style-name="Subtitle">
      <style:text-properties officeooo:paragraph-rsid="0009a1bd"/>
    </style:style>
    <style:style style:name="P4" style:family="paragraph" style:parent-style-name="Standard">
      <style:paragraph-properties fo:text-align="center" style:justify-single-word="false"/>
      <style:text-properties officeooo:paragraph-rsid="0009a1bd"/>
    </style:style>
    <style:style style:name="P5" style:family="paragraph" style:parent-style-name="Standard">
      <style:paragraph-properties fo:text-align="center" style:justify-single-word="false"/>
      <style:text-properties officeooo:paragraph-rsid="000af283"/>
    </style:style>
    <style:style style:name="P6" style:family="paragraph" style:parent-style-name="Standard">
      <style:text-properties officeooo:paragraph-rsid="0009a1bd"/>
    </style:style>
    <style:style style:name="P7" style:family="paragraph" style:parent-style-name="Standard">
      <style:text-properties officeooo:rsid="00169eea" officeooo:paragraph-rsid="0009a1bd"/>
    </style:style>
    <style:style style:name="P8" style:family="paragraph" style:parent-style-name="Standard">
      <style:paragraph-properties fo:text-align="center" style:justify-single-word="false"/>
      <style:text-properties fo:font-size="40pt" officeooo:paragraph-rsid="000af283" style:font-size-asian="40pt" style:font-size-complex="40pt"/>
    </style:style>
    <style:style style:name="P9" style:family="paragraph" style:parent-style-name="Standard">
      <style:paragraph-properties fo:text-align="center" style:justify-single-word="false"/>
      <style:text-properties style:font-name="Courier" fo:font-size="16pt" officeooo:rsid="000af283" officeooo:paragraph-rsid="000af283" style:font-size-asian="16pt" style:font-size-complex="16pt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00af283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ourier" fo:font-size="16pt" officeooo:rsid="000af283" officeooo:paragraph-rsid="000af283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26pt" officeooo:paragraph-rsid="000af283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26pt" officeooo:rsid="000af283" officeooo:paragraph-rsid="000af283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54pt" officeooo:paragraph-rsid="000af283" style:font-size-asian="54pt" style:font-size-complex="54pt"/>
    </style:style>
    <style:style style:name="P15" style:family="paragraph" style:parent-style-name="Standard" style:list-style-name="L1">
      <style:text-properties officeooo:rsid="000d42c6" officeooo:paragraph-rsid="000d42c6"/>
    </style:style>
    <style:style style:name="P16" style:family="paragraph" style:parent-style-name="Standard">
      <style:paragraph-properties fo:text-align="center" style:justify-single-word="false"/>
      <style:text-properties officeooo:paragraph-rsid="000af283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DejaVu Sans" fo:font-size="40pt" officeooo:paragraph-rsid="000af283" style:font-size-asian="40pt" style:font-size-complex="40pt"/>
    </style:style>
    <style:style style:name="P18" style:family="paragraph" style:parent-style-name="Text_20_body" style:list-style-name="L4">
      <style:text-properties officeooo:paragraph-rsid="000b84e3"/>
    </style:style>
    <style:style style:name="P19" style:family="paragraph" style:parent-style-name="Text_20_body" style:list-style-name="L5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1">
      <style:text-properties officeooo:paragraph-rsid="000cd3fd"/>
    </style:style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9">
      <style:text-properties officeooo:rsid="00169eea" officeooo:paragraph-rsid="000cd3fd"/>
    </style:style>
    <style:style style:name="P30" style:family="paragraph" style:parent-style-name="Text_20_body" style:list-style-name="L16">
      <style:text-properties officeooo:paragraph-rsid="000cd3fd"/>
    </style:style>
    <style:style style:name="P31" style:family="paragraph" style:parent-style-name="Text_20_body" style:list-style-name="L17">
      <style:text-properties officeooo:paragraph-rsid="000cd3fd"/>
    </style:style>
    <style:style style:name="P32" style:family="paragraph" style:parent-style-name="Text_20_body" style:list-style-name="L18">
      <style:text-properties officeooo:paragraph-rsid="000cd3fd"/>
    </style:style>
    <style:style style:name="P33" style:family="paragraph" style:parent-style-name="Text_20_body">
      <style:text-properties officeooo:paragraph-rsid="0009a1bd"/>
    </style:style>
    <style:style style:name="P34" style:family="paragraph" style:parent-style-name="Text_20_body">
      <style:text-properties officeooo:rsid="000d42c6"/>
    </style:style>
    <style:style style:name="P35" style:family="paragraph" style:parent-style-name="Text_20_body" style:list-style-name="L2">
      <style:text-properties officeooo:rsid="000d42c6" officeooo:paragraph-rsid="000d42c6"/>
    </style:style>
    <style:style style:name="P3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009a1bd"/>
    </style:style>
    <style:style style:name="P37" style:family="paragraph" style:parent-style-name="Text_20_body">
      <style:paragraph-properties fo:margin-left="2.499cm" fo:margin-right="2.499cm" fo:text-indent="0cm" style:auto-text-indent="false" fo:background-color="transparent" fo:padding="0.074cm" fo:border-left="none" fo:border-right="none" fo:border-top="none" fo:border-bottom="0.06pt solid #000000" style:join-border="false">
        <style:background-image/>
      </style:paragraph-properties>
      <style:text-properties officeooo:paragraph-rsid="0009a1bd"/>
    </style:style>
    <style:style style:name="P38" style:family="paragraph" style:parent-style-name="Text_20_body">
      <style:paragraph-properties fo:margin-left="2.499cm" fo:margin-right="2.499cm" fo:text-indent="0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5.976cm"/>
        </style:tab-stops>
        <style:background-image/>
      </style:paragraph-properties>
    </style:style>
    <style:style style:name="P39" style:family="paragraph" style:parent-style-name="Text_20_body">
      <style:paragraph-properties fo:margin-left="2.499cm" fo:margin-right="2.499cm" fo:text-indent="0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5.976cm"/>
        </style:tab-stops>
        <style:background-image/>
      </style:paragraph-properties>
      <style:text-properties officeooo:paragraph-rsid="000cd3fd"/>
    </style:style>
    <style:style style:name="P40" style:family="paragraph" style:parent-style-name="Text_20_body">
      <style:paragraph-properties fo:margin-left="2.499cm" fo:margin-right="2.499cm" fo:text-indent="0cm" style:auto-text-indent="false" fo:background-color="transparent">
        <style:background-image/>
      </style:paragraph-properties>
      <style:text-properties officeooo:paragraph-rsid="0009a1bd"/>
    </style:style>
    <style:style style:name="P41" style:family="paragraph" style:parent-style-name="Text_20_body">
      <style:paragraph-properties fo:margin-left="2.499cm" fo:margin-right="2.499cm" fo:text-indent="0cm" style:auto-text-indent="false" fo:background-color="transparent">
        <style:tab-stops>
          <style:tab-stop style:position="5.976cm"/>
        </style:tab-stops>
        <style:background-image/>
      </style:paragraph-properties>
    </style:style>
    <style:style style:name="P42" style:family="paragraph" style:parent-style-name="Text_20_body">
      <style:paragraph-properties fo:margin-left="2.499cm" fo:margin-right="2.499cm" fo:text-indent="0cm" style:auto-text-indent="false" fo:background-color="transparent">
        <style:tab-stops>
          <style:tab-stop style:position="5.976cm"/>
        </style:tab-stops>
        <style:background-image/>
      </style:paragraph-properties>
      <style:text-properties officeooo:paragraph-rsid="000cd3fd"/>
    </style:style>
    <style:style style:name="P43" style:family="paragraph" style:parent-style-name="Text_20_body">
      <style:paragraph-properties fo:margin-left="0cm" fo:margin-right="2.499cm" fo:text-indent="0cm" style:auto-text-indent="false" fo:background-color="transparent">
        <style:tab-stops>
          <style:tab-stop style:position="5.976cm"/>
        </style:tab-stops>
        <style:background-image/>
      </style:paragraph-properties>
    </style:style>
    <style:style style:name="P44" style:family="paragraph" style:parent-style-name="Title">
      <style:text-properties officeooo:paragraph-rsid="0009a1bd"/>
    </style:style>
    <style:style style:name="P45" style:family="paragraph" style:parent-style-name="Title">
      <style:paragraph-properties fo:break-before="page"/>
    </style:style>
    <style:style style:name="P46" style:family="paragraph" style:parent-style-name="Heading_20_1">
      <style:text-properties officeooo:paragraph-rsid="000cd3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eea" style:font-weight-asian="bold" style:font-weight-complex="bold"/>
    </style:style>
    <style:style style:name="T3" style:family="text">
      <style:text-properties fo:font-weight="bold" officeooo:rsid="000cd3fd" style:font-weight-asian="bold" style:font-weight-complex="bold"/>
    </style:style>
    <style:style style:name="T4" style:family="text">
      <style:text-properties officeooo:rsid="00169ee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15fb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b5b40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b84e3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cd3f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b84e3" style:font-style-asian="normal" style:font-style-complex="normal"/>
    </style:style>
    <style:style style:name="T13" style:family="text">
      <style:text-properties officeooo:rsid="0009a1bd"/>
    </style:style>
    <style:style style:name="T14" style:family="text">
      <style:text-properties officeooo:rsid="00200ad8"/>
    </style:style>
    <style:style style:name="T15" style:family="text">
      <style:text-properties officeooo:rsid="000af283"/>
    </style:style>
    <style:style style:name="T16" style:family="text">
      <style:text-properties style:font-name="DejaVu Sans"/>
    </style:style>
    <style:style style:name="T17" style:family="text">
      <style:text-properties officeooo:rsid="000b0eb3"/>
    </style:style>
    <style:style style:name="T18" style:family="text">
      <style:text-properties officeooo:rsid="000cd3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ocument <text:span text:style-name="T14">Individual</text:span></text:p>
      <text:p text:style-name="P8"><text:span text:style-name="T16">d'Adaptació Curricular</text:span> 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15">Nom</text:span><text:line-break/><text:span text:style-name="T15">Cognom</text:span> <text:span text:style-name="T15">Cognom</text:span></text:p>
      <text:p text:style-name="P5"/>
      <text:p text:style-name="P5"/>
      <text:p text:style-name="P5"/>
      <text:p text:style-name="P5"/>
      <text:p text:style-name="P9"/>
      <text:p text:style-name="P11"/>
      <text:p text:style-name="P11">Curs escol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CEIP <text:span text:style-name="T15">Nom del Centre</text:span></text:p>
      <text:p text:style-name="P13">Ciutat</text:p>
      <text:p text:style-name="P8"/>
      <text:p text:style-name="P45">1. Dades personals</text:p>
      <text:p text:style-name="P6"/>
      <text:p text:style-name="P6"><text:span text:style-name="T1">Cognoms</text:span>: <text:tab/><text:tab/><text:tab/><text:tab/><text:span text:style-name="T1">Nom</text:span>: <text:span text:style-name="T4"><text:tab/><text:tab/><text:tab/><text:tab/><text:tab/></text:span><text:span text:style-name="T2">NIA</text:span><text:span text:style-name="T4">:____________</text:span></text:p>
      <text:p text:style-name="P6"/>
      <text:p text:style-name="P6"><text:span text:style-name="T1">Domicili</text:span><text:span text:style-name="T5">: </text:span><text:tab/><text:tab/><text:tab/><text:tab/><text:span text:style-name="T1">Localitat</text:span>: </text:p>
      <text:p text:style-name="P6"/>
      <text:p text:style-name="P6"><text:span text:style-name="T1">Telèfon</text:span>: <text:tab/><text:tab/><text:tab/><text:tab/><text:span text:style-name="T1">Nacionalitat</text:span>: </text:p>
      <text:p text:style-name="P6"/>
      <text:p text:style-name="P6"><text:span text:style-name="T1">Data de naixement</text:span>: <text:span text:style-name="T4"><text:s/></text:span><text:tab/><text:tab/><text:tab/><text:span text:style-name="T1">Edat</text:span>: </text:p>
      <text:p text:style-name="P6"/>
      <text:p text:style-name="P6"><text:span text:style-name="T1">Sexe</text:span>: <text:s/><text:span text:style-name="T4"><text:s/></text:span><text:tab/><text:tab/><text:tab/><text:tab/><text:tab/><text:span text:style-name="T1">Nom dels pares</text:span>: </text:p>
      <text:p text:style-name="P6"/>
      <text:p text:style-name="P6"><text:span text:style-name="T1">Escolaritzat</text:span>:<text:tab/><text:span text:style-name="T17">Si / No</text:span><text:tab/><text:tab/><text:tab/><text:span text:style-name="T1">Nivell</text:span>:<text:tab/><text:tab/><text:tab/><text:tab/><text:span text:style-name="T1">Curs</text:span>: </text:p>
      <text:p text:style-name="P6"/>
      <text:p text:style-name="P6"><text:span text:style-name="T1">Centre docent</text:span>: <text:tab/><text:tab/><text:tab/><text:tab/><text:tab/><text:tab/><text:tab/><text:span text:style-name="T1">Localitat</text:span>: </text:p>
      <text:p text:style-name="P6"/>
      <text:p text:style-name="P1">2. Motiu de la sol·licitud</text:p>
      <text:p text:style-name="P6">(Marcar amb una X)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6">Determinació de la Modalitat d’Escolaritat.</text:p>
          </table:table-cell>
          <table:table-cell table:style-name="Taula1.B1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daptació Curricular Individual Significativa (E. Primària i E. Secundària Obligatòria)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daptació Curricular Individual (Batxillerat i Formació Professional Específica)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daptació d’Accés al currículum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Flexibilitació de curs per sobredotació intel·lectual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ccés a un Programa de Diversificació Curricular (P.D.C.)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ccés a un Programa d’Adaptació Curricular en Grup (P.A.C.G.)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Pròrroga d’escolarització bàsica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ccés a un Programa de Garantia Social (P.G.S.)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Pròrroga de permanència extraordinària en Educació Primària per a l’alumnat amb n.e.e.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Exempció de qualificació en determinades assignatures de Batxillerat</text:p>
          </table:table-cell>
          <table:table-cell table:style-name="Taula1.B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6">Atenció educativa del mestre/a d’E.E.: audició i llenguatge</text:p>
          </table:table-cell>
          <table:table-cell table:style-name="Taula1.B2" office:value-type="string">
            <text:p text:style-name="P4"/>
          </table:table-cell>
        </table:table-row>
      </table:table>
      <text:p text:style-name="P6"/>
      <text:p text:style-name="P1">3. Dificultats o problemes detectats</text:p>
      <text:p text:style-name="P6"/>
      <text:list xml:id="list8863221135517183589" text:style-name="L1">
        <text:list-item>
          <text:p text:style-name="P15"/>
        </text:list-item>
      </text:list>
      <text:p text:style-name="P1">4. <text:span text:style-name="T6">Mesures educatives adoptades anteriorment</text:span></text:p>
      <text:p text:style-name="P6"/>
      <text:list xml:id="list3241555497237121532" text:style-name="L2">
        <text:list-item>
          <text:p text:style-name="P35"/>
        </text:list-item>
      </text:list>
      <text:p text:style-name="P34"/>
      <text:p text:style-name="P1">5. Informació general</text:p>
      <text:h text:style-name="Heading_20_1" text:outline-level="1"><text:span text:style-name="T3">5. 1. </text:span><text:span text:style-name="T1">Salut</text:span></text:h>
      <text:p text:style-name="Text_20_body"><text:span text:style-name="T1"/></text:p>
      <text:h text:style-name="Heading_20_1" text:outline-level="1"><text:soft-page-break/><text:span text:style-name="T3">5.2. </text:span><text:span text:style-name="T1">Escolar</text:span></text:h>
      <text:p text:style-name="Text_20_body"><text:span text:style-name="T1"/></text:p>
      <text:h text:style-name="Heading_20_1" text:outline-level="1"><text:span text:style-name="T3">5. 3. </text:span><text:span text:style-name="T1">Familiar</text:span></text:h>
      <text:p text:style-name="Text_20_body"><text:span text:style-name="T1"/></text:p>
      <text:p text:style-name="P1">6. Nivell actual de competències</text:p>
      <text:p text:style-name="P6"/>
      <text:p text:style-name="P3">Matemàtiques</text:p>
      <text:h text:style-name="Heading_20_1" text:outline-level="1"><text:span text:style-name="T8">Bloc 1. </text:span><text:span text:style-name="T7">Processos, </text:span><text:span text:style-name="T8">mètodes i actituds matemàtique</text:span><text:span text:style-name="T9">s</text:span></text:h>
      <text:list xml:id="list5936337927061019603" text:style-name="L4">
        <text:list-item>
          <text:p text:style-name="P18"><text:span text:style-name="T9"/></text:p>
        </text:list-item>
      </text:list>
      <text:h text:style-name="Heading_20_1" text:outline-level="1"><text:span text:style-name="T12">Bloc 2. Nombres</text:span></text:h>
      <text:list xml:id="list5213836781116910143" text:style-name="L5">
        <text:list-item>
          <text:p text:style-name="P19"/>
        </text:list-item>
      </text:list>
      <text:h text:style-name="Heading_20_1" text:outline-level="1"><text:span text:style-name="T12">Bloc 3. Mesura</text:span></text:h>
      <text:list xml:id="list2189630658014850793" text:style-name="L8">
        <text:list-item>
          <text:p text:style-name="P20"><text:span text:style-name="T12"/></text:p>
        </text:list-item>
      </text:list>
      <text:h text:style-name="Heading_20_1" text:outline-level="1"><text:span text:style-name="T12">Bloc 4. </text:span><text:span text:style-name="T11">Geometria</text:span></text:h>
      <text:list xml:id="list8616107876593915845" text:style-name="L9">
        <text:list-item>
          <text:p text:style-name="P21"><text:span text:style-name="T11"/></text:p>
        </text:list-item>
      </text:list>
      <text:h text:style-name="Heading_20_1" text:outline-level="1"><text:span text:style-name="T12">Bloc 5. </text:span><text:span text:style-name="T11">Estadística i pro</text:span><text:span text:style-name="T12">b</text:span><text:span text:style-name="T11">abilitat</text:span></text:h>
      <text:list xml:id="list4314642488007145378" text:style-name="L10">
        <text:list-item>
          <text:p text:style-name="P22"><text:span text:style-name="T11"/></text:p>
        </text:list-item>
      </text:list>
      <text:p text:style-name="P6"/>
      <text:p text:style-name="P3">Llengua: Valencià</text:p>
      <text:h text:style-name="Heading_20_1" text:outline-level="1"><text:span text:style-name="T9">Bloc 1. </text:span><text:span text:style-name="T7">Llengua oral. Parlar i escoltar</text:span></text:h>
      <text:list xml:id="list4054919440689818435" text:style-name="L11">
        <text:list-item>
          <text:p text:style-name="P23"><text:span text:style-name="T7"/></text:p>
        </text:list-item>
      </text:list>
      <text:h text:style-name="Heading_20_1" text:outline-level="1"><text:span text:style-name="T10">Bloc 2. Comunicació escrita. Llegir</text:span></text:h>
      <text:list xml:id="list6623641584274143692" text:style-name="L12">
        <text:list-item>
          <text:p text:style-name="P25"><text:span text:style-name="T7"/></text:p>
        </text:list-item>
      </text:list>
      <text:h text:style-name="Heading_20_1" text:outline-level="1"><text:span text:style-name="T10">Bloc 3. Comunicació escrita. Escriure</text:span></text:h>
      <text:list xml:id="list5071235857606090414" text:style-name="L13">
        <text:list-item>
          <text:p text:style-name="P26"><text:span text:style-name="T7"/></text:p>
        </text:list-item>
      </text:list>
      <text:h text:style-name="Heading_20_1" text:outline-level="1"><text:span text:style-name="T10">Bloc 4. </text:span><text:span text:style-name="T7">Coneixement de la llengua</text:span></text:h>
      <text:list xml:id="list6857343548960634380" text:style-name="L14">
        <text:list-item>
          <text:p text:style-name="P27"><text:span text:style-name="T7"/></text:p>
        </text:list-item>
      </text:list>
      <text:h text:style-name="Heading_20_1" text:outline-level="1"><text:span text:style-name="T10">Bloc 5. </text:span><text:span text:style-name="T7">Educació literària</text:span></text:h>
      <text:list xml:id="list5409425206555845871" text:style-name="L15">
        <text:list-item>
          <text:p text:style-name="P28"><text:span text:style-name="T7"/></text:p>
        </text:list-item>
      </text:list>
      <text:p text:style-name="P6"/>
      <text:p text:style-name="P3">Llengua: Castellà</text:p>
      <text:h text:style-name="P46" text:outline-level="1"><text:span text:style-name="T9">Bloc 1. </text:span><text:span text:style-name="T7">Llengua oral. Parlar i escoltar</text:span></text:h>
      <text:list xml:id="list172223816319717" text:continue-list="list4054919440689818435" text:style-name="L11">
        <text:list-item>
          <text:p text:style-name="P24"><text:span text:style-name="T7"/></text:p>
        </text:list-item>
      </text:list>
      <text:h text:style-name="P46" text:outline-level="1"><text:soft-page-break/><text:span text:style-name="T10">Bloc 2. Comunicació escrita. Llegir</text:span></text:h>
      <text:list xml:id="list4050859219792918943" text:style-name="L16">
        <text:list-item>
          <text:p text:style-name="P30"><text:span text:style-name="T7"/></text:p>
        </text:list-item>
      </text:list>
      <text:h text:style-name="P46" text:outline-level="1"><text:span text:style-name="T10">Bloc 3. Comunicació escrita. Escriure</text:span></text:h>
      <text:list xml:id="list2757016364156909686" text:style-name="L17">
        <text:list-item>
          <text:p text:style-name="P31"><text:span text:style-name="T7"/></text:p>
        </text:list-item>
      </text:list>
      <text:h text:style-name="P46" text:outline-level="1"><text:span text:style-name="T10">Bloc 4. </text:span><text:span text:style-name="T7">Coneixement de la llengua</text:span></text:h>
      <text:list xml:id="list7369936355143666478" text:style-name="L18">
        <text:list-item>
          <text:p text:style-name="P32"><text:span text:style-name="T7"/></text:p>
        </text:list-item>
      </text:list>
      <text:h text:style-name="P46" text:outline-level="1"><text:span text:style-name="T10">Bloc 5. </text:span><text:span text:style-name="T7">Educació literària</text:span></text:h>
      <text:list xml:id="list865550124119697628" text:style-name="L19">
        <text:list-item>
          <text:p text:style-name="P29"><text:span text:style-name="T7"/></text:p>
        </text:list-item>
      </text:list>
      <text:p text:style-name="P2"/>
      <text:p text:style-name="P7"/>
      <text:p text:style-name="P1">7. Nivells de competència curricular de referència per desenvolupar el currículum</text:p>
      <text:p text:style-name="P33"/>
      <text:p text:style-name="P37"/>
      <text:p text:style-name="P40"/>
      <text:p text:style-name="P41">Matemàtiques<text:tab/>___ <text:span text:style-name="T18">infantil / primària</text:span></text:p>
      <text:p text:style-name="P38"/>
      <text:p text:style-name="P41"/>
      <text:p text:style-name="P42">Valencià, Llengua i Literatura<text:tab/>___ <text:span text:style-name="T18">infantil / primària</text:span></text:p>
      <text:p text:style-name="P42">Llengua Castellana i Literatura<text:tab/>___ <text:span text:style-name="T18">infantil / primària</text:span></text:p>
      <text:p text:style-name="P42"><text:span text:style-name="T13">Llengua Estrangera </text:span>Anglés<text:tab/>___ <text:span text:style-name="T18">infantil / primària</text:span></text:p>
      <text:p text:style-name="P39"/>
      <text:p text:style-name="P42"/>
      <text:p text:style-name="P42">Naturals<text:tab/>___ <text:span text:style-name="T18">infantil / primària</text:span></text:p>
      <text:p text:style-name="P42">Socials<text:tab/>___ <text:span text:style-name="T18">infantil / primària</text:span></text:p>
      <text:p text:style-name="P39"/>
      <text:p text:style-name="P41"/>
      <text:p text:style-name="P42">Educació Física<text:tab/>___ <text:span text:style-name="T18">infantil / primària</text:span></text:p>
      <text:p text:style-name="P42">Educació Artística<text:tab/>___ <text:span text:style-name="T18">infantil / primària</text:span></text:p>
      <text:p text:style-name="P38"/>
      <text:p text:style-name="P43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style:border-line-width-top="0.014cm 0.007cm 0.007cm" style:border-line-width-bottom="0.014cm 0.007cm 0.007cm" fo:padding="0.049cm" fo:border-left="none" fo:border-right="none" fo:border-top="0.74pt double #666666" fo:border-bottom="0.74pt double #666666" style:shadow="none">
        <style:background-image/>
      </style:paragraph-properties>
      <style:text-properties fo:font-variant="small-caps" fo:color="#004586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 fo:background-color="#b3b3b3" style:shadow="none">
        <style:background-image/>
      </style:paragraph-properties>
      <style:text-properties fo:font-size="16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808080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 fo:background-color="transparent" style:shadow="none">
        <style:tab-stops/>
        <style:background-image/>
      </style:paragraph-properties>
      <style:text-properties fo:color="#808080" fo:font-size="12pt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22:22.868548939</meta:creation-date>
    <dc:date>2016-08-04T17:22:22.129221581</dc:date>
    <meta:editing-duration>PT41M11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5" meta:paragraph-count="79" meta:word-count="323" meta:character-count="2207" meta:non-whitespace-character-count="1916"/>
  </office:meta>
</office:document-meta>
</file>